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</style:style>
    <style:style style:name="P2" style:family="paragraph" style:parent-style-name="Standard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hyphenate="true" fo:hyphenation-remain-char-count="2" fo:hyphenation-push-char-count="2"/>
    </style:style>
    <style:style style:name="P3" style:family="paragraph" style:parent-style-name="Standard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font-weight="normal" style:font-weight-asian="normal" style:font-weight-complex="normal" fo:hyphenate="true" fo:hyphenation-remain-char-count="2" fo:hyphenation-push-char-count="2"/>
    </style:style>
    <style:style style:name="P4" style:family="paragraph" style:parent-style-name="Heading_20_1">
      <style:paragraph-properties fo:line-height="150%" fo:text-align="center" style:justify-single-word="false" fo:background-color="transparent">
        <style:background-image/>
      </style:paragraph-properties>
      <style:text-properties style:font-name="Arial1"/>
    </style:style>
    <style:style style:name="P5" style:family="paragraph" style:parent-style-name="Standard" style:master-page-name="">
      <style:paragraph-properties fo:line-height="150%" fo:text-align="justify" style:justify-single-word="false" fo:hyphenation-ladder-count="no-limit" style:page-number="auto" fo:background-color="transparent">
        <style:background-image/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P6" style:family="paragraph" style:parent-style-name="Heading_20_1" style:master-page-name="">
      <style:paragraph-properties fo:line-height="150%" fo:text-align="center" style:justify-single-word="false" style:page-number="auto" fo:background-color="transparent">
        <style:background-image/>
      </style:paragraph-properties>
      <style:text-properties style:font-name="Arial1"/>
    </style:style>
    <style:style style:name="P7" style:family="paragraph" style:parent-style-name="Standard" style:list-style-name="L1">
      <style:paragraph-properties fo:line-height="150%" fo:text-align="justify" style:justify-single-word="false" fo:hyphenation-ladder-count="no-limit" fo:background-color="transparent">
        <style:background-image/>
      </style:paragraph-properties>
      <style:text-properties fo:hyphenate="true" fo:hyphenation-remain-char-count="2" fo:hyphenation-push-char-count="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title"/>Test and Verification 2012</text:h>
      <text:h text:style-name="P4" text:outline-level="1">Modelling Exercise</text:h>
      <text:p text:style-name="P1">Group SW601f12</text:p>
      <text:p text:style-name="P1"/>
      <text:p text:style-name="P1"/>
      <text:p text:style-name="P5">Exercise 1 (Elevator system)</text:p>
      <text:p text:style-name="P3">We have chosen to model an elevator system. In this exercise, we construct models representing the movements of a number of elevators, as well as a number of people using these elevators.</text:p>
      <text:p text:style-name="P3">The rules of the system are simple:</text:p>
      <text:list xml:id="list39623979" text:style-name="L1">
        <text:list-item>
          <text:p text:style-name="P7">The elevators can move to any floor, but they can not skip floors.</text:p>
        </text:list-item>
        <text:list-item>
          <text:p text:style-name="P7">When on a floor, people will use the elevators to go to other floors, by pushing buttons to call an elevator to go up or down.</text:p>
        </text:list-item>
        <text:list-item>
          <text:p text:style-name="P7">When in an elevator, a person will push a button, to indicate what floor he wishes to go to.</text:p>
        </text:list-item>
        <text:list-item>
          <text:p text:style-name="P7">An elevator will not stop until it has reached its target floor. </text:p>
        </text:list-item>
      </text:list>
      <text:p text:style-name="P2"/>
      <text:p text:style-name="P2">To do this, we have created 2 models, know as templates in Uppaal context; one for an elevator, and one for a person using the elev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4-30T13:09:14.09</meta:creation-date>
    <dc:date>2012-04-30T20:37:43.99</dc:date>
    <dc:creator>Rasmus Dalhoff-Jensen</dc:creator>
    <meta:editing-duration>PT5H32M55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151" meta:character-count="797"/>
  </office:meta>
</office:document-meta>
</file>